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55.97mm"/>
    </style:style>
    <style:style style:name="co5" style:family="table-column">
      <style:table-column-properties fo:break-before="auto" style:column-width="34.73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7.48mm"/>
    </style:style>
    <style:style style:name="co8" style:family="table-column">
      <style:table-column-properties fo:break-before="auto" style:column-width="28.9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Résul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Les 5 premières colonnes doivent toujours être présentes, dans cet ordre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Une ligne est traitée uniquement si sa colonne ‘GROUPE’ contient un nombre entier positif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 colonne ‘NOM DE FICHIER’ contient le nom associé au sujet (et à la correction) pour cet étudiant. Astuce : CONCAT(Sujet ;F9) produit SujetX avec X le sujet assigné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es colonnes à partir de la 6è sont libres, ce sont les ‘’paramètres d’assignation’’. Dans cet exemple il y en a un seul (« sujet »), et il est juste utilisé pour définir le nom de fichier correspondant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GROUP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NOM DE FICHIER</text:p>
          </table:table-cell>
          <table:table-cell office:value-type="string" calcext:value-type="string">
            <text:p>sujet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3" table:number-columns-repeated="4"/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<text:a xlink:href="mailto:robert.johnson@crossroads.com" xlink:type="simple">robert.johnson@crossroads.com</text:a>_</text:p>
          </table:table-cell>
          <table:table-cell table:style-name="ce3" table:formula="of:=COM.MICROSOFT.CONCAT(&quot;Sujet&quot;;[.F9])" office:value-type="string" office:string-value="Sujet1" calcext:value-type="string">
            <text:p>Sujet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ONES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<text:a xlink:href="mailto:jonesbrian@adultswim.com" xlink:type="simple">jonesbrian@adultswim.com</text:a>_</text:p>
          </table:table-cell>
          <table:table-cell table:style-name="ce3" table:formula="of:=COM.MICROSOFT.CONCAT(&quot;Sujet&quot;;[.F10])" office:value-type="string" office:string-value="Sujet2" calcext:value-type="string">
            <text:p>Sujet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HENDRIX</text:p>
          </table:table-cell>
          <table:table-cell table:style-name="ce3" office:value-type="string" calcext:value-type="string">
            <text:p>Jimi</text:p>
          </table:table-cell>
          <table:table-cell table:style-name="ce3" office:value-type="string" calcext:value-type="string">
            <text:p><text:a xlink:href="mailto:james.m.hendrix@electriclady.com" xlink:type="simple">james.m.hendrix@electriclady.com</text:a>_</text:p>
          </table:table-cell>
          <table:table-cell table:style-name="ce3" table:formula="of:=COM.MICROSOFT.CONCAT(&quot;Sujet&quot;;[.F11])" office:value-type="string" office:string-value="Sujet3" calcext:value-type="string">
            <text:p>Sujet3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OPLIN</text:p>
          </table:table-cell>
          <table:table-cell table:style-name="ce3" office:value-type="string" calcext:value-type="string">
            <text:p>Janis</text:p>
          </table:table-cell>
          <table:table-cell table:style-name="ce3" office:value-type="string" calcext:value-type="string">
            <text:p><text:a xlink:href="mailto:jjpearl@haightashbury.com" xlink:type="simple">jjpearl@haightashbury.com</text:a>_</text:p>
          </table:table-cell>
          <table:table-cell table:style-name="ce3" table:formula="of:=COM.MICROSOFT.CONCAT(&quot;Sujet&quot;;[.F12])" office:value-type="string" office:string-value="Sujet4" calcext:value-type="string">
            <text:p>Sujet4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MORRISON</text:p>
          </table:table-cell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<text:a xlink:href="mailto:Jim.morrisson@otherside.com" xlink:type="simple">Jim.morrisson@otherside.com</text:a>_</text:p>
          </table:table-cell>
          <table:table-cell table:style-name="ce3" table:formula="of:=COM.MICROSOFT.CONCAT(&quot;Sujet&quot;;[.F13])" office:value-type="string" office:string-value="Sujet1" calcext:value-type="string">
            <text:p>Sujet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OBAIN</text:p>
          </table:table-cell>
          <table:table-cell table:style-name="ce3" office:value-type="string" calcext:value-type="string">
            <text:p>Kurt</text:p>
          </table:table-cell>
          <table:table-cell table:style-name="ce3" office:value-type="string" calcext:value-type="string">
            <text:p><text:a xlink:href="mailto:kurt.cobain@burnout.com" xlink:type="simple">kurt.cobain@burnout.com</text:a>_</text:p>
          </table:table-cell>
          <table:table-cell table:style-name="ce3" table:formula="of:=COM.MICROSOFT.CONCAT(&quot;Sujet&quot;;[.F14])" office:value-type="string" office:string-value="Sujet2" calcext:value-type="string">
            <text:p>Sujet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INEHOUSE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<text:a xlink:href="mailto:igoback@black.co.uk" xlink:type="simple">igoback@black.co.uk</text:a>_</text:p>
          </table:table-cell>
          <table:table-cell table:style-name="ce3" table:formula="of:=COM.MICROSOFT.CONCAT(&quot;Sujet&quot;;[.F15])" office:value-type="string" office:string-value="Sujet3" calcext:value-type="string">
            <text:p>Sujet3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</table:table-row>
        <table:table-row table:style-name="ro1">
          <table:table-cell table:style-name="ce2"/>
          <table:table-cell table:style-name="ce3" table:number-columns-repeated="4"/>
          <table:table-cell table:number-columns-repeated="2"/>
          <table:table-cell table:style-name="ce4"/>
        </table:table-row>
        <table:table-row table:style-name="ro1" table:number-rows-repeated="18">
          <table:table-cell table:style-name="ce2"/>
          <table:table-cell table:style-name="ce4" table:number-columns-repeated="3"/>
          <table:table-cell table:number-columns-repeated="3"/>
          <table:table-cell table:style-name="ce4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Résultats.B10:Résultats.G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loext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42">
      <number:number number:decimal-places="1" loext:min-decimal-places="1" number:min-integer-digits="1"/>
      <number:text>%</number:text>
    </number:percentage-style>
    <number:number-style style:name="N143">
      <number:number number:decimal-places="11" loext:min-decimal-places="11" number:min-integer-digits="1"/>
    </number:number-style>
    <number:number-style style:name="N144">
      <number:number number:decimal-places="9" loext:min-decimal-places="9" number:min-integer-digits="1"/>
    </number:number-style>
    <number:number-style style:name="N145">
      <number:number number:decimal-places="10" loext:min-decimal-places="10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3P0" style:volatile="true">
      <number:number number:decimal-places="0" loext:min-decimal-places="0" number:min-integer-digits="1" number:grouping="true"/>
      <number:text> F</number:text>
    </number:number-style>
    <number:number-style style:name="N15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F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F</number:text>
    </number:number-style>
    <number:number-style style:name="N15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F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F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1P2" style:volatile="true">
      <number:text> -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F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65P2" style:volatile="true">
      <number:text>-</number:text>
      <number:number number:decimal-places="0" loext:min-decimal-places="0" number:min-integer-digits="0"/>
      <number:text>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text>&amp; &amp;</number:text>
    </number:number-style>
    <number:number-style style:name="N168P0" style:volatile="true">
      <number:text>Vrai</number:text>
    </number:number-style>
    <number:number-style style:name="N168P1" style:volatile="true">
      <number:text>Vrai</number:text>
    </number:number-style>
    <number:number-style style:name="N168">
      <number:text>Faux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Actif</number:text>
    </number:number-style>
    <number:number-style style:name="N170P1" style:volatile="true">
      <number:text>Actif</number:text>
    </number:number-style>
    <number:number-style style:name="N170">
      <number:text>Inacti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2P0"/>
    </number:currency-style>
    <number:number-style style:name="N17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75P0" style:volatile="true">
      <number:number number:decimal-places="0" loext:min-decimal-places="0" number:min-integer-digits="1" number:grouping="true"/>
      <number:text>    </number:text>
    </number:number-style>
    <number:number-style style:name="N175P1" style:volatile="true">
      <number:number number:decimal-places="0" loext:min-decimal-places="0" number:min-integer-digits="1" number:grouping="true"/>
      <number:text>    </number:text>
    </number:number-style>
    <number:number-style style:name="N175P2" style:volatile="true">
      <number:text>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loext:min-decimal-places="0" number:min-integer-digits="1" number:grouping="true"/>
      <number:text> € </number:text>
    </number:number-style>
    <number:number-style style:name="N177P1" style:volatile="true">
      <number:number number:decimal-places="0" loext:min-decimal-places="0" number:min-integer-digits="1" number:grouping="true"/>
      <number:text> € </number:text>
    </number:number-style>
    <number:number-style style:name="N177P2" style:volatile="true">
      <number:text>-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2" loext:min-decimal-places="2" number:min-integer-digits="1" number:grouping="true"/>
      <number:text>    </number:text>
    </number:number-style>
    <number:number-style style:name="N178P1" style:volatile="true">
      <number:number number:decimal-places="2" loext:min-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loext:min-decimal-places="2" number:min-integer-digits="1" number:grouping="true"/>
      <number:text> € </number:text>
    </number:number-style>
    <number:number-style style:name="N179P1" style:volatile="true">
      <number:number number:decimal-places="2" loext:min-decimal-places="2" number:min-integer-digits="1" number:grouping="true"/>
      <number:text> € </number:text>
    </number:number-style>
    <number:number-style style:name="N179P2" style:volatile="true">
      <number:text>-</number:text>
      <number:number number:decimal-places="0" loext:min-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8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81P0"/>
    </number:currency-style>
    <number:number-style style:name="N18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8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3P2" style:volatile="true">
      <number:text> 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8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5P2" style:volatile="true">
      <number:text> - €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7P2" style:volatile="true">
      <number:text>-</number:text>
      <number:number number:decimal-places="0" loext:min-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8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9P2" style:volatile="true">
      <number:text>-</number:text>
      <number:number number:decimal-places="0" loext:min-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91P2" style:volatile="true">
      <number:text> - F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3P2" style:volatile="true">
      <number:text>-</number:text>
      <number:number number:decimal-places="0" loext:min-decimal-places="0" number:min-integer-digits="0"/>
      <number:text> F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percentage-style style:name="N194">
      <number:number number:decimal-places="0" loext:min-decimal-places="0" number:min-integer-digits="1"/>
      <number:text>%</number:text>
    </number:percentage-style>
    <number:number-style style:name="N19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7P2" style:volatile="true" number:language="fr" number:country="FR">
      <number:text>-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fr" number:country="FR">
      <number:text>- € </number:text>
    </number:number-style>
    <number:text-style style:name="N10150" number:language="fr" number:country="F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2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4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4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4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8P2" style:volatile="true" number:language="fr" number:country="FR">
      <loext:text> </loext:text>
      <loext:fill-character> </loext:fill-character>
      <number:text>-    </number:text>
    </number:number-style>
    <number:text-style style:name="N10158" number:language="fr" number:country="FR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2" style:volatile="true" number:language="fr" number:country="FR">
      <loext:text> </loext:text>
      <loext:fill-character> </loext:fill-character>
      <number:text>- € </number:text>
    </number:number-style>
    <number:text-style style:name="N10162" number:language="fr" number:country="FR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6" number:language="fr" number:country="FR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70" number:language="fr" number:country="FR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7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0/00/0000</text:date>, <text:time style:data-style-name="N2" text:time-value="00:56:37.566014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teforme ODIN</meta:initial-creator>
    <meta:creation-date>2020-03-05T14:23:13+01:00</meta:creation-date>
    <dc:date>2020-12-05T00:56:47.911069908</dc:date>
    <dc:title>Bilan matière : Mathématiques B</dc:title>
    <dc:description/>
    <dc:subject/>
    <meta:keyword/>
    <meta:generator>LibreOffice/5.2.7.2$Linux_X86_64 LibreOffice_project/20m0$Build-2</meta:generator>
    <meta:editing-duration>PT2H13M58S</meta:editing-duration>
    <meta:editing-cycles>54</meta:editing-cycles>
    <meta:document-statistic meta:table-count="1" meta:cell-count="53" meta:object-count="0"/>
    <meta:user-defined meta:name="Company">Microsoft Corporation</meta:user-defined>
    <meta:user-defined meta:name="category"/>
  </office:meta>
</office:document-meta>
</file>